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6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2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50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8pt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36pt"/>
    </style:style>
    <style:style style:name="P5" style:family="paragraph">
      <loext:graphic-properties draw:fill="none" draw:fill-color="#ffffff"/>
      <style:paragraph-properties fo:text-align="center"/>
      <style:text-properties style:font-name="Segoe UI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start"/>
      <style:text-properties fo:font-size="36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6" style:family="text">
      <style:text-properties style:font-name="Segoe UI" fo:font-size="33pt" fo:font-weight="bold" style:font-size-asian="33pt" style:font-weight-asian="bold" style:font-size-complex="33pt" style:font-weight-complex="bold"/>
    </style:style>
    <style:style style:name="T7" style:family="text">
      <style:text-properties style:font-name="Segoe U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872cm" svg:y="0.528cm">
          <draw:text-box>
            <text:p text:style-name="P1"><text:span text:style-name="T1">HYMN #757</text:span></text:p>
            <text:p text:style-name="P1"><text:span text:style-name="T2">”</text:span><text:span text:style-name="T2">Lord, It Belongs Not to My Car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384cm" svg:height="7.011cm" svg:x="1.754cm" svg:y="0.575cm">
          <draw:text-box>
            <text:p text:style-name="P4"><text:span text:style-name="T3">1. </text:span><text:span text:style-name="T4">Lord, it belongs not to my care</text:span></text:p>
            <text:p text:style-name="P4"><text:span text:style-name="T4">Whether I die or live;</text:span></text:p>
            <text:p text:style-name="P4"><text:span text:style-name="T4">To love and serve Thee is my share,</text:span></text:p>
            <text:p text:style-name="P4"><text:span text:style-name="T4">And this Thy grace must gi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4.384cm" svg:height="7.011cm" svg:x="1.778cm" svg:y="0.609cm">
          <draw:text-box>
            <text:p text:style-name="P4"><text:span text:style-name="T3">2. </text:span><text:span text:style-name="T4">If life be long, I will be glad</text:span></text:p>
            <text:p text:style-name="P4"><text:span text:style-name="T4">That I may long obey;</text:span></text:p>
            <text:p text:style-name="P4"><text:span text:style-name="T4">If short, yet why should I be sad</text:span></text:p>
            <text:p text:style-name="P4"><text:span text:style-name="T4">To soar to endless day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4" draw:text-style-name="P5" draw:layer="layout" svg:width="25.146cm" svg:height="7.011cm" svg:x="1.27cm" svg:y="0.609cm">
          <draw:text-box>
            <text:p text:style-name="P4"><text:span text:style-name="T3">3. </text:span><text:span text:style-name="T5">Christ leads me through no darker rooms</text:span></text:p>
            <text:p text:style-name="P4"><text:span text:style-name="T4">Than He went through before;</text:span></text:p>
            <text:p text:style-name="P4"><text:span text:style-name="T4">He that unto God’s kingdom comes</text:span></text:p>
            <text:p text:style-name="P4"><text:span text:style-name="T4">Must enter by this do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5" draw:text-style-name="P5" draw:layer="layout" svg:width="25.908cm" svg:height="7.112cm" svg:x="1.016cm" svg:y="0.508cm">
          <draw:text-box>
            <text:p text:style-name="P4"><text:span text:style-name="T3">4. </text:span><text:span text:style-name="T6">Come, Lord, when grace has made me meet</text:span></text:p>
            <text:p text:style-name="P4"><text:span text:style-name="T4">Thy blessèd face to see;</text:span></text:p>
            <text:p text:style-name="P4"><text:span text:style-name="T4">For if Thy work on earth be sweet,</text:span></text:p>
            <text:p text:style-name="P4"><text:span text:style-name="T4">What will Thy glory b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6" draw:text-style-name="P5" draw:layer="layout" svg:width="25.908cm" svg:height="8.505cm" svg:x="0.979cm" svg:y="0.639cm">
          <draw:text-box>
            <text:p text:style-name="P4"><text:span text:style-name="T3">5. </text:span><text:span text:style-name="T4">Then shall I end my sad complaints</text:span></text:p>
            <text:p text:style-name="P4"><text:span text:style-name="T4">And weary, sinful days</text:span></text:p>
            <text:p text:style-name="P4"><text:span text:style-name="T4">And join with the triumphant saints</text:span></text:p>
            <text:p text:style-name="P4"><text:span text:style-name="T4">Who sing my Savior’s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7" draw:text-style-name="P5" draw:layer="layout" svg:width="25.908cm" svg:height="12.651cm" svg:x="1.016cm" svg:y="0.557cm">
          <draw:text-box>
            <text:p text:style-name="P4"><text:span text:style-name="T3">6. </text:span><text:span text:style-name="T4">My knowledge of that life is small,</text:span></text:p>
            <text:p text:style-name="P4"><text:span text:style-name="T4">The eye of faith is dim;</text:span></text:p>
            <text:p text:style-name="P4"><text:span text:style-name="T4">But ’tis enough that Christ knows all,</text:span></text:p>
            <text:p text:style-name="P4"><text:span text:style-name="T4">And I shall be with Him.</text:span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/></text:p>
            <text:p text:style-name="P6"><text:span text:style-name="T7"><text:s text:c="12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15:07:07.395000000</meta:creation-date>
    <dc:date>2019-04-29T17:26:17.747000000</dc:date>
    <meta:editing-duration>PT6M3S</meta:editing-duration>
    <meta:editing-cycles>5</meta:editing-cycles>
    <meta:generator>LibreOffice/6.1.5.2$Windows_X86_64 LibreOffice_project/90f8dcf33c87b3705e78202e3df5142b201bd805</meta:generator>
    <meta:document-statistic meta:object-count="42"/>
  </office:meta>
</office:document-meta>
</file>